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宋体" svg:font-family="宋体" style:font-family-generic="system" style:font-pitch="variable"/>
  </office:font-face-decls>
  <office:automatic-styles>
    <style:style style:name="Table7" style:family="table">
      <style:table-properties style:width="15.901cm" fo:margin-left="0.009cm" fo:margin-top="0cm" fo:margin-bottom="0cm" table:align="left" style:writing-mode="lr-tb"/>
    </style:style>
    <style:style style:name="Table7.A" style:family="table-column">
      <style:table-column-properties style:column-width="3.702cm"/>
    </style:style>
    <style:style style:name="Table7.B" style:family="table-column">
      <style:table-column-properties style:column-width="2.658cm"/>
    </style:style>
    <style:style style:name="Table7.C" style:family="table-column">
      <style:table-column-properties style:column-width="3.18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writing-mode="lr-tb"/>
    </style:style>
    <style:style style:name="P1" style:family="paragraph" style:parent-style-name="Standard">
      <style:text-properties officeooo:rsid="001551f0" officeooo:paragraph-rsid="001551f0"/>
    </style:style>
    <style:style style:name="P2" style:family="paragraph" style:parent-style-name="Standard">
      <style:text-properties officeooo:rsid="0015ecb7" officeooo:paragraph-rsid="0015ecb7"/>
    </style:style>
    <style:style style:name="P3" style:family="paragraph" style:parent-style-name="Standard">
      <style:text-properties officeooo:rsid="0017d315" officeooo:paragraph-rsid="0017d315"/>
    </style:style>
    <style:style style:name="P4" style:family="paragraph" style:parent-style-name="Standard">
      <style:text-properties fo:font-size="14pt" fo:font-weight="bold" officeooo:rsid="0015ecb7" officeooo:paragraph-rsid="0015ecb7" style:font-size-asian="14pt" style:font-weight-asian="bold" style:font-size-complex="14pt" style:font-weight-complex="bold"/>
    </style:style>
    <style:style style:name="P5" style:family="paragraph" style:parent-style-name="Standard">
      <style:text-properties fo:font-size="14pt" fo:font-weight="bold" officeooo:rsid="0017d315" officeooo:paragraph-rsid="0017d315" style:font-size-asian="14pt" style:font-weight-asian="bold" style:font-size-complex="14pt" style:font-weight-complex="bold"/>
    </style:style>
    <style:style style:name="P6" style:family="paragraph" style:parent-style-name="Standard">
      <style:text-properties fo:font-size="14pt" fo:font-weight="bold" officeooo:rsid="001c0d49" officeooo:paragraph-rsid="001c0d49" style:font-size-asian="14pt" style:font-weight-asian="bold" style:font-size-complex="14pt" style:font-weight-complex="bold"/>
    </style:style>
    <style:style style:name="P7" style:family="paragraph" style:parent-style-name="Standard">
      <style:text-properties fo:font-size="14pt" fo:font-weight="bold" officeooo:rsid="001551f0" officeooo:paragraph-rsid="001551f0" style:font-size-asian="14pt" style:font-weight-asian="bold" style:font-size-complex="14pt" style:font-weight-complex="bold"/>
    </style:style>
    <style:style style:name="P8" style:family="paragraph" style:parent-style-name="Standard">
      <style:text-properties fo:font-size="14pt" fo:font-weight="bold" officeooo:rsid="001d10b0" officeooo:paragraph-rsid="001551f0" style:font-size-asian="14pt" style:font-weight-asian="bold" style:font-size-complex="14pt" style:font-weight-complex="bold"/>
    </style:style>
    <style:style style:name="P9" style:family="paragraph" style:parent-style-name="Standard">
      <style:text-properties fo:font-size="12pt" fo:font-weight="normal" officeooo:rsid="001551f0" officeooo:paragraph-rsid="001551f0" style:font-size-asian="10.5pt" style:font-weight-asian="normal" style:font-size-complex="12pt" style:font-weight-complex="normal"/>
    </style:style>
    <style:style style:name="P10" style:family="paragraph" style:parent-style-name="Standard">
      <style:text-properties fo:font-size="12pt" fo:font-weight="normal" officeooo:rsid="001d10b0" officeooo:paragraph-rsid="001d10b0" style:font-size-asian="10.5pt" style:font-weight-asian="normal" style:font-size-complex="12pt" style:font-weight-complex="normal"/>
    </style:style>
    <style:style style:name="P11" style:family="paragraph" style:parent-style-name="Standard">
      <style:text-properties officeooo:rsid="001f5a06" officeooo:paragraph-rsid="001f5a06"/>
    </style:style>
    <style:style style:name="P12" style:family="paragraph" style:parent-style-name="Standard">
      <style:paragraph-properties fo:margin-left="0cm" fo:margin-right="0cm" fo:text-indent="0cm" style:auto-text-indent="false"/>
      <style:text-properties style:font-name="Liberation Serif" fo:font-size="12pt" fo:font-weight="bold" officeooo:paragraph-rsid="0021cf6c" style:font-size-asian="12pt" style:font-weight-asian="bold" style:font-size-complex="12pt" style:font-weight-complex="bold"/>
    </style:style>
    <style:style style:name="P13" style:family="paragraph" style:parent-style-name="Standard">
      <style:paragraph-properties fo:margin-top="0cm" fo:margin-bottom="0cm" style:contextual-spacing="false" fo:line-height="100%" fo:orphans="0" fo:widows="0"/>
      <style:text-properties style:font-name="Liberation Serif" fo:font-size="12pt" fo:language="en" fo:country="US" fo:font-weight="bold" officeooo:paragraph-rsid="0021cf6c" style:letter-kerning="true" style:font-name-asian="宋体" style:font-size-asian="12pt" style:language-asian="zh" style:country-asian="CN" style:font-weight-asian="bold" style:font-size-complex="12pt" style:language-complex="ar" style:country-complex="SA" style:font-weight-complex="bold"/>
    </style:style>
    <style:style style:name="P14" style:family="paragraph" style:parent-style-name="Standard">
      <style:paragraph-properties fo:margin-left="0cm" fo:margin-right="0cm" fo:margin-top="0cm" fo:margin-bottom="0cm" style:contextual-spacing="false" fo:line-height="100%" fo:text-align="justify" style:justify-single-word="false" fo:orphans="0" fo:widows="0" fo:text-indent="0cm" style:auto-text-indent="false" style:writing-mode="lr-tb"/>
      <style:text-properties style:font-name="Liberation Serif" fo:font-size="12pt" fo:language="en" fo:country="US" fo:font-weight="bold" officeooo:paragraph-rsid="0021cf6c" style:letter-kerning="true" style:font-name-asian="宋体" style:font-size-asian="12pt" style:language-asian="zh" style:country-asian="CN" style:font-weight-asian="bold" style:font-size-complex="12pt" style:language-complex="ar" style:country-complex="SA" style:font-weight-complex="bold"/>
    </style:style>
    <style:style style:name="P15" style:family="paragraph" style:parent-style-name="Standard">
      <style:paragraph-properties fo:margin-left="0cm" fo:margin-right="0cm" fo:text-indent="0cm" style:auto-text-indent="false"/>
      <style:text-properties style:font-name="Liberation Serif" fo:font-size="12pt" fo:font-weight="bold" officeooo:rsid="001551f0" officeooo:paragraph-rsid="0021cf6c" style:font-size-asian="12pt" style:font-weight-asian="bold" style:font-size-complex="12pt" style:font-weight-complex="bold"/>
    </style:style>
    <style:style style:name="T1" style:family="text">
      <style:text-properties officeooo:rsid="0017d315"/>
    </style:style>
    <style:style style:name="T2" style:family="text">
      <style:text-properties officeooo:rsid="00193eb6"/>
    </style:style>
    <style:style style:name="T3" style:family="text">
      <style:text-properties officeooo:rsid="001c0d49"/>
    </style:style>
    <style:style style:name="T4" style:family="text">
      <style:text-properties officeooo:rsid="001e63de"/>
    </style:style>
    <style:style style:name="T5" style:family="text">
      <style:text-properties officeooo:rsid="00235bd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12">Database</text:p>
      <table:table table:name="Table7" table:style-name="Table7">
        <table:table-column table:style-name="Table7.A"/>
        <table:table-column table:style-name="Table7.B"/>
        <table:table-column table:style-name="Table7.C" table:number-columns-repeated="3"/>
        <table:table-row table:style-name="Table7.1">
          <table:table-cell table:style-name="Table7.A1" office:value-type="string">
            <text:p text:style-name="P13">Database</text:p>
          </table:table-cell>
          <table:table-cell table:style-name="Table7.A1" table:number-columns-spanned="2" office:value-type="string">
            <text:p text:style-name="P13">One Session</text:p>
          </table:table-cell>
          <table:covered-table-cell/>
          <table:table-cell table:style-name="Table7.A1" table:number-columns-spanned="2" office:value-type="string">
            <text:p text:style-name="P13">Two Session</text:p>
          </table:table-cell>
          <table:covered-table-cell/>
        </table:table-row>
        <table:table-row table:style-name="Table7.1">
          <table:table-cell table:style-name="Table7.A1" office:value-type="string">
            <text:p text:style-name="P13">Finger Knuckle V1</text:p>
          </table:table-cell>
          <table:table-cell table:style-name="Table7.A1" office:value-type="string">
            <text:p text:style-name="P13">512 subjects</text:p>
          </table:table-cell>
          <table:table-cell table:style-name="Table7.A1" office:value-type="string">
            <text:p text:style-name="P13">5 samples/sub</text:p>
          </table:table-cell>
          <table:table-cell table:style-name="Table7.A1" office:value-type="string">
            <text:p text:style-name="P13">39 subjects</text:p>
          </table:table-cell>
          <table:table-cell table:style-name="Table7.A1" office:value-type="string">
            <text:p text:style-name="P13">6 samples/sub</text:p>
          </table:table-cell>
        </table:table-row>
        <table:table-row table:style-name="Table7.1">
          <table:table-cell table:style-name="Table7.A1" office:value-type="string">
            <text:p text:style-name="P13">Finger Knuckle V3</text:p>
          </table:table-cell>
          <table:table-cell table:style-name="Table7.A1" office:value-type="string">
            <text:p text:style-name="P13">221 subjects</text:p>
          </table:table-cell>
          <table:table-cell table:style-name="Table7.A1" office:value-type="string">
            <text:p text:style-name="P13">5 samples/sub</text:p>
          </table:table-cell>
          <table:table-cell table:style-name="Table7.A1" office:value-type="string">
            <text:p text:style-name="P14">104 subjects</text:p>
          </table:table-cell>
          <table:table-cell table:style-name="Table7.A1" office:value-type="string">
            <text:p text:style-name="P13">6 samples/sub</text:p>
          </table:table-cell>
        </table:table-row>
        <table:table-row table:style-name="Table7.1">
          <table:table-cell table:style-name="Table7.A1" table:number-rows-spanned="2" office:value-type="string">
            <text:p text:style-name="P13">3D Finger Knuckle </text:p>
          </table:table-cell>
          <table:table-cell table:style-name="Table7.A1" table:number-rows-spanned="2" office:value-type="string">
            <text:p text:style-name="P13">228 subjects </text:p>
          </table:table-cell>
          <table:table-cell table:style-name="Table7.A1" office:value-type="string">
            <text:p text:style-name="P13">6 forefingers</text:p>
          </table:table-cell>
          <table:table-cell table:style-name="Table7.A1" table:number-rows-spanned="2" office:value-type="string">
            <text:p text:style-name="P13">190 subjects</text:p>
          </table:table-cell>
          <table:table-cell table:style-name="Table7.A1" office:value-type="string">
            <text:p text:style-name="P13">6 forefingers</text:p>
          </table:table-cell>
        </table:table-row>
        <table:table-row table:style-name="Table7.1">
          <table:covered-table-cell table:style-name="Table7.A1"/>
          <table:covered-table-cell table:style-name="Table7.A1"/>
          <table:table-cell table:style-name="Table7.A1" office:value-type="string">
            <text:p text:style-name="P13">6 middle</text:p>
          </table:table-cell>
          <table:covered-table-cell table:style-name="Table7.A1"/>
          <table:table-cell table:style-name="Table7.A1" office:value-type="string">
            <text:p text:style-name="P13">6 middle</text:p>
          </table:table-cell>
        </table:table-row>
        <table:table-row table:style-name="Table7.1">
          <table:table-cell table:style-name="Table7.A1" office:value-type="string">
            <text:p text:style-name="P13">Hand Dorsal Image*</text:p>
          </table:table-cell>
          <table:table-cell table:style-name="Table7.A1" office:value-type="string">
            <text:p text:style-name="P13">712 subjects</text:p>
          </table:table-cell>
          <table:table-cell table:style-name="Table7.A1" office:value-type="string">
            <text:p text:style-name="P13">5 samples/sub</text:p>
          </table:table-cell>
          <table:table-cell table:style-name="Table7.A1" office:value-type="string">
            <text:p text:style-name="P13"/>
          </table:table-cell>
          <table:table-cell table:style-name="Table7.A1" office:value-type="string">
            <text:p text:style-name="P13"/>
          </table:table-cell>
        </table:table-row>
        <table:table-row table:style-name="Table7.1">
          <table:table-cell table:style-name="Table7.A1" office:value-type="string">
            <text:p text:style-name="P13">THU-FVFDT</text:p>
          </table:table-cell>
          <table:table-cell table:style-name="Table7.A1" office:value-type="string">
            <text:p text:style-name="P13">610 subjects</text:p>
          </table:table-cell>
          <table:table-cell table:style-name="Table7.A1" office:value-type="string">
            <text:p text:style-name="P13">4 samples/sub</text:p>
          </table:table-cell>
          <table:table-cell table:style-name="Table7.A1" office:value-type="string">
            <text:p text:style-name="P13">610 subjects</text:p>
          </table:table-cell>
          <table:table-cell table:style-name="Table7.A1" office:value-type="string">
            <text:p text:style-name="P13">4 samples/sub</text:p>
          </table:table-cell>
        </table:table-row>
      </table:table>
      <text:p text:style-name="P15">*<text:span text:style-name="T5">Finger Knuckle V1 contains middle finger of finger.</text:span></text:p>
      <text:p text:style-name="P15">*Hand Dorsal Image have 501 subjects’ image that contain 5 fingers and have 221 subjects’ image that contain 4 fingers. And I cannot find the second session sample on the dataset folder. Another strange point is that the number of original images are not as same as the segmented finger knuckle.</text:p>
      <text:p text:style-name="P7"/>
      <text:p text:style-name="P7"/>
      <text:p text:style-name="P7"/>
      <text:p text:style-name="P7"/>
      <text:p text:style-name="P7">Deep Feature Collaboration for Challenging 3D Finger Knuckle Identification</text:p>
      <text:p text:style-name="P7"/>
      <text:p text:style-name="P10">Identification</text:p>
      <text:p text:style-name="P10"/>
      <text:p text:style-name="P10">During testing, the probability vector p<text:span text:style-name="T4">’</text:span> is considered as the similarity scores for a test image. When comparing to the hand crated approach, this network style enables quite efficient identification tasks because a probability vector for all classes can be generated at once.</text:p>
      <text:p text:style-name="P8"/>
      <text:p text:style-name="P1"/>
      <text:p text:style-name="P1">Evaluation With 2D Finger Knuckle Recognition</text:p>
      <text:p text:style-name="P1"/>
      <text:p text:style-name="P1">The HKPolyU Contactless Finger Knuckle Images Database(Version 1.0) 2515 images from 503 subjects.</text:p>
      <text:p text:style-name="P1"/>
      <text:p text:style-name="P1">We also adopt a challenging scenario using the major finger knuckle images where only the first image of each subject is used for the training and the remaining four images of each subject are used for the performance evaluation. This evaluation protocol generates 1,010,024 (503 × 502 × 4) imposter comparison scores and 2012 (503×4) genuine comparison scores.</text:p>
      <text:p text:style-name="P1"/>
      <text:p text:style-name="P1">The HKPolyU Contactless Hand Dorsal Images Database contains 3560 images from 712 subjects.</text:p>
      <text:p text:style-name="P1"/>
      <text:p text:style-name="P1">Again, we also adopt a challenging scenario using the major index finger knuckle images where only the first image of each subject is used for the training and the remaining four images of each subject are used for the performance evaluation. This evaluation protocol generates 2,024,928 (712 × 711 × 4) imposter comparison scores and 2848 (712 × 4) genuine comparison scores. </text:p>
      <text:p text:style-name="P1"/>
      <text:p text:style-name="P1"/>
      <text:p text:style-name="P1"/>
      <text:p text:style-name="P1"/>
      <text:p text:style-name="P1"/>
      <text:p text:style-name="P4"><text:soft-page-break/>Towards Pose Invariant and Completely Contactless Finger Knuckle Recognition</text:p>
      <text:p text:style-name="P2"/>
      <text:p text:style-name="P2">Two-session protocols</text:p>
      <text:p text:style-name="P2">Single session (leave-one-out)</text:p>
      <text:p text:style-name="P2"/>
      <text:p text:style-name="P2">The test protocols used for the experiments in this paper, either for the single session (leave-one-out) or two-session experiments, use all or six different poses for the registration or training and therefore not challenging to meet expectations for the real deployments. Only one image with any of the six different poses (figure 1) should be utilized for the training and average recognition accuracy should be reported on the rest of the images, either from the same or different session images, to ascertain algorithmic performance. Such protocols are detailed along with this public database <text:span text:style-name="T1">(The HKPolyU Contactless Finger Knuckle Image Database (Vesion 3.0) ) </text:span>and should be employed to advance pose-invariant finger knuckle capabilities for the real deployments.</text:p>
      <text:p text:style-name="P2"/>
      <text:p text:style-name="P2"/>
      <text:p text:style-name="P2"/>
      <text:p text:style-name="P2"/>
      <text:p text:style-name="P2"/>
      <text:p text:style-name="P2"/>
      <text:p text:style-name="P5">Personal Identification using Minor Knuckle Patterns from Palm Dorsal Surface</text:p>
      <text:p text:style-name="P3"/>
      <text:p text:style-name="P3">The first sets of experiments were performed to ascertain the suitability of matcher and its performance for the second minor finger knuckle patterns. </text:p>
      <text:p text:style-name="P3"/>
      <text:p text:style-name="P3">We utilized five images from each of the four fingers, for every subject, and employed relatively challenging protocol (all-to-all instead of leave-one-out) for matching second minor knuckle images. Therefore 5010 (501 × 10) genuine scores and 1252500 (501<text:span text:style-name="T2">x</text:span>5×500) impostor scores were computed. </text:p>
      <text:p text:style-name="P3"/>
      <text:p text:style-name="P3">The second sets of experiments were performed to ascertain possible performance improvement using the combination of simultaneously available/acquired first, second minor and major knuckle patterns from the finger dorsal images. </text:p>
      <text:p text:style-name="P3"/>
      <text:p text:style-name="P3">The ROCs from these set of experiments using five images from 712 subjects (7120 genuine and 12525000 impostor scores) is shown in figure 10. </text:p>
      <text:p text:style-name="P3"/>
      <text:p text:style-name="P3">We evaluated the automated matching accuracy from matching two (but long) session second minor knuckle images. The number of genuine scores in this set of experiments were 215 (43<text:span text:style-name="T3">x</text:span>5) while (b) (a) 21 the number of impostor scores were 11180 (43<text:span text:style-name="T3">x5x</text:span>42) since two session protocols was employed for the matching. The ROC corresponding to four different fingers are shown in figure 15</text:p>
      <text:p text:style-name="P3"/>
      <text:p text:style-name="P3"/>
      <text:p text:style-name="P6">Contactless Palmprint Identification using Deeply Learned Residual Features</text:p>
      <text:p text:style-name="P3"/>
      <text:p text:style-name="P11">WithinDB and CrossDB</text:p>
      <text:p text:style-name="P11"/>
      <text:p text:style-name="P11">In our experiments, the left hand palmprint images are used to train our model detailed in Section II and all the 1300 right hand palmprint images are used for the performance evaluation. This protocol for test performance evaluation is exactly the same as in [14] and results in 1150 genuine matches and 263,350 imposter match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HK"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HK"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8T10:56:07.502528828</meta:creation-date>
    <meta:generator>LibreOffice/7.2.6.2$Linux_X86_64 LibreOffice_project/20$Build-2</meta:generator>
    <dc:date>2022-04-22T09:30:36.757275836</dc:date>
    <meta:editing-duration>P1DT18H33M42S</meta:editing-duration>
    <meta:editing-cycles>6</meta:editing-cycles>
    <meta:document-statistic meta:table-count="1" meta:image-count="0" meta:object-count="0" meta:page-count="2" meta:paragraph-count="52" meta:word-count="711" meta:character-count="4640" meta:non-whitespace-character-count="3974"/>
  </office:meta>
</office:document-meta>
</file>